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"/>
    <style:font-face style:name="courier new" svg:font-family="'courier new', courier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656565" loext:opacity="100%" style:font-name="Inter" fo:font-size="13.1000003814697pt" fo:letter-spacing="normal" fo:font-style="normal" fo:font-weight="normal"/>
    </style:style>
    <style:style style:name="T2" style:family="text">
      <style:text-properties fo:font-variant="normal" fo:text-transform="none" fo:color="#656565" loext:opacity="100%" style:font-name="courier new" fo:font-size="13.1000003814697pt" fo:letter-spacing="normal" fo:font-style="normal" fo:font-weight="bold"/>
    </style:style>
    <style:style style:name="T3" style:family="text">
      <style:text-properties fo:font-variant="normal" fo:text-transform="none" fo:color="#3200ff" loext:opacity="100%" style:font-name="courier new" fo:font-size="13.1000003814697pt" fo:letter-spacing="normal" fo:font-style="normal" fo:font-weight="bold"/>
    </style:style>
    <style:style style:name="T4" style:family="text">
      <style:text-properties fo:font-variant="normal" fo:text-transform="none" fo:color="#6abf4b" loext:opacity="100%" style:font-name="courier new" fo:font-size="13.1000003814697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Deployment rollbacks</text:p>
      <text:p text:style-name="Standard"/>
      <text:p text:style-name="P1"><text:span text:style-name="T1">With all the ReplicaSets of a Deployment being kept, you can also roll back to a previous revision by scaling up and down the ReplicaSets the other way. Next, we will have a closer look at rollbacks, using the </text:span><text:span text:style-name="Strong_20_Emphasis"><text:span text:style-name="T2">--record</text:span></text:span><text:span text:style-name="T1"> option of the </text:span><text:span text:style-name="Strong_20_Emphasis"><text:span text:style-name="T2">kubectl</text:span></text:span><text:span text:style-name="T1"> command, which allows annotation in the resource definition. The </text:span><text:span text:style-name="Strong_20_Emphasis"><text:span text:style-name="T2">create</text:span></text:span><text:span text:style-name="T1"> generator does not have a record function.</text:span></text:p>
      <text:p text:style-name="P1"><text:span text:style-name="Strong_20_Emphasis"><text:span text:style-name="T3">$ kubectl set image deployment ghost --image=ghost:0.9 --record<text:line-break/>$ kubectl get deployments ghost -o yaml</text:span></text:span><text:span text:style-name="Strong_20_Emphasis"><text:span text:style-name="T2"><text:line-break/></text:span></text:span><text:span text:style-name="Strong_20_Emphasis"><text:span text:style-name="T4">metadata:<text:line-break/>    annotations:<text:line-break/>            deployment.kubernetes.io/revision: "1"<text:line-break/>            kubernetes.io/change-cause: kubectl set image deployment ghost --image=ghost:0.9 --record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"/>
    <style:font-face style:name="courier new" svg:font-family="'courier new', courier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1T14:06:09.800246446</meta:creation-date>
    <meta:generator>LibreOffice/7.1.0.3$Linux_X86_64 LibreOffice_project/10$Build-3</meta:generator>
    <dc:date>2021-02-21T14:11:00.087949855</dc:date>
    <meta:editing-duration>PT4M50S</meta:editing-duration>
    <meta:editing-cycles>2</meta:editing-cycles>
    <meta:document-statistic meta:table-count="0" meta:image-count="0" meta:object-count="0" meta:page-count="1" meta:paragraph-count="3" meta:word-count="95" meta:character-count="663" meta:non-whitespace-character-count="543"/>
  </office:meta>
</office:document-meta>
</file>